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3.83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715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282cm" fo:break-before="auto" style:use-optimal-row-height="true"/>
    </style:style>
    <style:style style:name="ro4" style:family="table-row">
      <style:table-row-properties style:row-height="0.8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9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5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0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3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5" table:default-cell-style-name="ce30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2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5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Concepção</text:p>
          </table:table-cell>
          <table:table-cell table:style-name="ce10" table:number-columns-spanned="1" table:number-rows-spanned="25"/>
          <table:table-cell table:style-name="ce13" office:value-type="string">
            <text:p>Reuniões para esclarecimento e definição do tema.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5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4" office:value-type="string">
            <text:p>Levantamento dos possíveis campos de atuação e criação do ambiente para versionamento do projeto.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Pesquisa sobre o problema escolhido e as soluções já existentes.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4" office:value-type="date" office:date-value="2009-03-23" table:number-columns-spanned="1" table:number-rows-spanned="2">
            <text:p>23/03/09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Criação do termo de aceite.</text:p>
          </table:table-cell>
          <table:covered-table-cell table:number-columns-repeated="3" table:style-name="ce24"/>
          <table:covered-table-cell table:style-name="ce26"/>
          <table:covered-table-cell table:style-name="ce3"/>
          <table:table-cell table:number-columns-repeated="1015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6" office:value-type="string">
            <text:p>Discussão e pesquisa sobre as necessidades e características do problema. Versão preliminar do documento de visão.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4" office:value-type="date" office:date-value="2009-04-13" table:number-columns-spanned="1" table:number-rows-spanned="2">
            <text:p>13/04/09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7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5"/>
        </table:table-row>
        <table:table-row table:style-name="ro2">
          <table:covered-table-cell table:number-columns-repeated="3"/>
          <table:table-cell table:style-name="ce18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5-04" table:number-columns-spanned="1" table:number-rows-spanned="3">
            <text:p>04/05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projeto.</text:p>
          </table:table-cell>
          <table:covered-table-cell table:number-columns-repeated="3"/>
          <table:table-cell table:style-name="ce24" office:value-type="date" office:date-value="2009-05-04">
            <text:p>04/05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Criação da versão preliminar do cronograma do projeto.</text:p>
          </table:table-cell>
          <table:covered-table-cell table:number-columns-repeated="3"/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7" office:value-type="string">
            <text:p>Criação da versão preliminar do controle de atividades.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4" office:value-type="date" office:date-value="2009-05-25" table:number-columns-spanned="1" table:number-rows-spanned="7">
            <text:p>25/05/09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7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acompanhamento.</text:p>
          </table:table-cell>
          <table:covered-table-cell table:style-name="ce24"/>
          <table:covered-table-cell table:number-columns-repeated="3"/>
          <table:table-cell office:value-type="string">
            <text:p>Ricard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7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documento de visão.</text:p>
          </table:table-cell>
          <table:covered-table-cell table:number-columns-repeated="3"/>
          <table:table-cell table:style-name="ce27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Estudo sobre as arquiteturas a serem utilizadas no projeto.</text:p>
          </table:table-cell>
          <table:covered-table-cell table:number-columns-repeated="3"/>
          <table:table-cell table:style-name="ce28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table:number-columns-spanned="1" table:number-rows-spanned="5">
            <text:p>Concepção/ Elaboração</text:p>
          </table:table-cell>
          <table:covered-table-cell table:style-name="ce11"/>
          <table:table-cell table:style-name="ce17" office:value-type="string">
            <text:p>Criação da versão preliminar do diagrama de casos de uso.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4" office:value-type="date" office:date-value="2009-06-01" table:number-columns-spanned="1" table:number-rows-spanned="2">
            <text:p>01/06/09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7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Descrição dos casos de uso levantados.</text:p>
          </table:table-cell>
          <table:covered-table-cell table:number-columns-repeated="3"/>
          <table:table-cell table:style-name="ce24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7" office:value-type="string">
            <text:p>Criação preliminar do documento de arquitetura.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5" office:value-type="date" office:date-value="2009-06-19" table:number-columns-spanned="1" table:number-rows-spanned="3">
            <text:p>19/06/09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0" office:value-type="string">
            <text:p>Compilação dos documentos gerados para efeito de avaliação da disciplina de pré-projeto.</text:p>
          </table:table-cell>
          <table:covered-table-cell/>
          <table:covered-table-cell table:style-name="ce24"/>
          <table:covered-table-cell/>
          <table:table-cell table:style-name="ce27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Refinamento do cronograma.</text:p>
          </table:table-cell>
          <table:covered-table-cell table:number-columns-repeated="3"/>
          <table:table-cell table:style-name="ce26" office:value-type="date" office:date-value="2009-06-26">
            <text:p>26/06/09</text:p>
          </table:table-cell>
          <table:covered-table-cell table:style-name="ce3"/>
          <table:table-cell table:number-columns-repeated="1015"/>
        </table:table-row>
        <table:table-row table:style-name="ro1">
          <table:table-cell office:value-type="string" table:number-columns-spanned="1" table:number-rows-spanned="13">
            <text:p>Julho</text:p>
          </table:table-cell>
          <table:table-cell table:style-name="ce6" office:value-type="string" table:number-columns-spanned="1" table:number-rows-spanned="3">
            <text:p>Elaboração</text:p>
          </table:table-cell>
          <table:table-cell table:style-name="ce10" office:value-type="string" table:number-columns-spanned="1" table:number-rows-spanned="7">
            <text:p>A</text:p>
          </table:table-cell>
          <table:table-cell table:style-name="ce18" office:value-type="string">
            <text:p>Refinamento e realiz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13">
            <text:p>13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Prova de conceito da arquitetura escolhida: implement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1" office:value-type="string">
            <text:p>Confecção dos diagramas de arquitetura (pacotes, implementação e implantação)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9">
            <text:p>29/06/09</text:p>
          </table:table-cell>
          <table:table-cell table:style-name="ce26" office:value-type="date" office:date-value="2009-07-31">
            <text:p>31/07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4">
            <text:p>Construção</text:p>
          </table:table-cell>
          <table:covered-table-cell table:style-name="ce10"/>
          <table:table-cell table:style-name="ce21" office:value-type="string">
            <text:p>Implementação e testes do caso de uso Atribuir ou visualizar dica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9" office:value-type="date" office:date-value="2009-07-25">
            <text:p>25/07/09</text:p>
          </table:table-cell>
          <table:table-cell table:style-name="ce3"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atribuir tags a ponto turístico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27">
            <text:p>27/07/09</text:p>
          </table:table-cell>
          <table:table-cell table:style-name="ce26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01">
            <text:p>01/07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B</text:p>
          </table:table-cell>
          <table:table-cell table:style-name="ce22" office:value-type="string">
            <text:p>Confecção dos diagramas de classe para os casos de uso: manter usuário e manter estabelecimento</text:p>
          </table:table-cell>
          <table:table-cell table:style-name="ce24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number-columns-repeated="2" table:style-name="ce26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manter estabeleciment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usuári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6" office:value-type="date" office:date-value="2009-08-11">
            <text:p>11/08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table:style-name="ce23"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4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table:style-name="ce22" office:value-type="string">
            <text:p>Pedro, Ricardo e Túlio</text:p>
          </table:table-cell>
          <table:table-cell table:number-columns-repeated="1015"/>
        </table:table-row>
        <table:table-row table:style-name="ro1">
          <table:table-cell table:style-name="ce3" office:value-type="string" table:number-columns-spanned="1" table:number-rows-spanned="22">
            <text:p>Agosto</text:p>
          </table:table-cell>
          <table:table-cell table:style-name="ce8" office:value-type="string">
            <text:p>Elaboração</text:p>
          </table:table-cell>
          <table:table-cell office:value-type="string" table:number-columns-spanned="1" table:number-rows-spanned="4">
            <text:p>C</text:p>
          </table:table-cell>
          <table:table-cell table:style-name="ce22" office:value-type="string">
            <text:p>Confecção dos diagramas de classe para os casos de uso: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9">
            <text:p>09/08/09</text:p>
          </table:table-cell>
          <table:table-cell table:style-name="ce27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3">
            <text:p>Construção</text:p>
          </table:table-cell>
          <table:covered-table-cell/>
          <table:table-cell office:value-type="string">
            <text:p>Implementação e testes do caso de uso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4">
            <text:p>04/08/09</text:p>
          </table:table-cell>
          <table:table-cell table:style-name="ce27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06">
            <text:p>06/08/09</text:p>
          </table:table-cell>
          <table:table-cell table:number-columns-repeated="3" table:style-name="ce24" office:value-type="date" office:date-value="2009-08-11">
            <text:p>11/08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5">
            <text:p>05/08/09</text:p>
          </table:table-cell>
          <table:table-cell table:style-name="ce24" office:value-type="date" office:date-value="2009-08-11">
            <text:p>11/08/09</text:p>
          </table:table-cell>
          <table:table-cell office:value-type="string">
            <text:p>Túlio e Pedro</text:p>
          </table:table-cell>
          <table:table-cell table:number-columns-repeated="1015"/>
        </table:table-row>
        <table:table-row table:style-name="ro2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D</text:p>
          </table:table-cell>
          <table:table-cell table:style-name="ce22" office:value-type="string">
            <text:p>Refinamento e realização dos casos de uso: Manter roteiro e Manter Destino e Manter Programa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1">
            <text:p>11/08/09</text:p>
          </table:table-cell>
          <table:table-cell/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1">
            <text:p>11/08/09</text:p>
          </table:table-cell>
          <table:table-cell table:style-name="ce27" office:value-type="date" office:date-value="2009-08-13">
            <text:p>13/08/09</text:p>
          </table:table-cell>
          <table:table-cell office:value-type="string">
            <text:p>Ricardo e Túlio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Manter destin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1">
            <text:p>11/08/09</text:p>
          </table:table-cell>
          <table:table-cell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programa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3">
            <text:p>13/08/09</text:p>
          </table:table-cell>
          <table:table-cell/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1">
            <text:p>11/08/09</text:p>
          </table:table-cell>
          <table:table-cell table:style-name="ce27" office:value-type="date" office:date-value="2009-08-11">
            <text:p>11/08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3">
            <text:p>13/08/09</text:p>
          </table:table-cell>
          <table:table-cell table:style-name="ce27" office:value-type="date" office:date-value="2009-08-23">
            <text:p>23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E</text:p>
          </table:table-cell>
          <table:table-cell table:style-name="ce22" office:value-type="string">
            <text:p>Confecção dos diagramas de classe para os casos de uso: avaliar tema e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Avaliar Tem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caso de uso Atribuir ou visualizar dica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F</text:p>
          </table:table-cell>
          <table:table-cell table:style-name="ce22" office:value-type="string">
            <text:p>Confecção dos diagramas de classe para os casos de uso: pesquisar no sistema e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Pesquisar no sistema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Manter Evento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3">
            <text:p>03/09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9" office:value-type="string" table:number-columns-spanned="1" table:number-rows-spanned="19">
            <text:p>Transição</text:p>
          </table:table-cell>
          <table:table-cell office:value-type="string" table:number-columns-spanned="1" table:number-rows-spanned="6">
            <text:p>G</text:p>
          </table:table-cell>
          <table:table-cell table:style-name="ce22" office:value-type="string">
            <text:p>Exportação do modelo de dados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visar documentação do projeto</text:p>
          </table:table-cell>
          <table:table-cell table:style-name="ce24" office:value-type="date" office:date-value="2009-09-01">
            <text:p>01/09/09</text:p>
          </table:table-cell>
          <table:table-cell table:style-name="ce25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4" office:value-type="date" office:date-value="2009-09-08">
            <text:p>08/09/09</text:p>
          </table:table-cell>
          <table:table-cell table:style-name="ce24" office:value-type="date" office:date-value="2009-09-10">
            <text:p>10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5" office:value-type="date" office:date-value="2009-09-10">
            <text:p>10/09/09</text:p>
          </table:table-cell>
          <table:table-cell table:style-name="ce24" office:value-type="date" office:date-value="2009-09-15">
            <text:p>15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Submeter o sistema a testes funcionais e de aceitação</text:p>
          </table:table-cell>
          <table:table-cell table:style-name="ce24" office:value-type="date" office:date-value="2009-09-15">
            <text:p>15/09/09</text:p>
          </table:table-cell>
          <table:table-cell table:style-name="ce24" office:value-type="date" office:date-value="2009-09-22">
            <text:p>22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09-22">
            <text:p>22/09/09</text:p>
          </table:table-cell>
          <table:table-cell table:style-name="ce24" office:value-type="date" office:date-value="2009-09-29">
            <text:p>29/09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4" office:value-type="date" office:date-value="2009-09-29">
            <text:p>29/09/09</text:p>
          </table:table-cell>
          <table:table-cell table:style-name="ce24" office:value-type="date" office:date-value="2009-10-06">
            <text:p>06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4" office:value-type="date" office:date-value="2009-10-13">
            <text:p>13/10/09</text:p>
          </table:table-cell>
          <table:table-cell table:style-name="ce24" office:value-type="date" office:date-value="2009-10-20">
            <text:p>20/10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4" office:value-type="date" office:date-value="2009-10-20">
            <text:p>20/10/09</text:p>
          </table:table-cell>
          <table:table-cell table:style-name="ce24" office:value-type="date" office:date-value="2009-10-27">
            <text:p>27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Ensaio da apresentaçã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amento da documentação do projet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s slides para apresentação</text:p>
          </table:table-cell>
          <table:table-cell table:style-name="ce24" office:value-type="date" office:date-value="2009-11-03">
            <text:p>03/11/09</text:p>
          </table:table-cell>
          <table:table-cell table:style-name="ce24" office:value-type="date" office:date-value="2009-11-05">
            <text:p>05/11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4" office:value-type="date" office:date-value="2009-11-05">
            <text:p>05/11/09</text:p>
          </table:table-cell>
          <table:table-cell table:style-name="ce24" office:value-type="date" office:date-value="2009-11-12">
            <text:p>12/11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4" office:value-type="date" office:date-value="2009-11-16">
            <text:p>16/11/09</text:p>
          </table:table-cell>
          <table:table-cell table:style-name="ce24" office:value-type="date" office:date-value="2009-11-20">
            <text:p>20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number-columns-repeated="1020"/>
        </table:table-row>
        <table:table-row table:style-name="ro1" table:number-rows-repeated="65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4">24/08/2009</text:date>, <text:time>18:41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8-24T18:41:15</dc:date>
    <meta:editing-duration>PT09H48M59S</meta:editing-duration>
    <meta:editing-cycles>153</meta:editing-cycles>
    <meta:generator>OpenOffice.org/3.0$Linux OpenOffice.org_project/300m15$Build-9379</meta:generator>
    <dc:description>Projeto final roteiros
http://github.com/tulios/projetofinal-roteiros</dc:description>
    <dc:title>Cronograma</dc:title>
    <meta:document-statistic meta:table-count="3" meta:cell-count="360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